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4676" officeooo:paragraph-rsid="00014676"/>
    </style:style>
    <style:style style:name="P2" style:family="paragraph" style:parent-style-name="Standard">
      <style:text-properties officeooo:rsid="00014676" officeooo:paragraph-rsid="00014676"/>
    </style:style>
    <style:style style:name="P3" style:family="paragraph" style:parent-style-name="Standard">
      <style:text-properties officeooo:rsid="0007db47" officeooo:paragraph-rsid="0007db47"/>
    </style:style>
    <style:style style:name="P4" style:family="paragraph" style:parent-style-name="Standard">
      <style:text-properties fo:font-weight="bold" officeooo:rsid="0007db47" officeooo:paragraph-rsid="0007db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émo Umbrella (Avis) : </text:p>
      <text:p text:style-name="P1"/>
      <text:p text:style-name="P1">Site :</text:p>
      <text:p text:style-name="P1"/>
      <text:p text:style-name="P1">mettre une description pour savoir quelle jour c’est</text:p>
      <text:p text:style-name="P1"/>
      <text:p text:style-name="P1">mettre la date d’aujourd’hui</text:p>
      <text:p text:style-name="P1"/>
      <text:p text:style-name="P1">afficher que la note, ou bien à la place mettre une couleur pour chaque note</text:p>
      <text:p text:style-name="P1"/>
      <text:p text:style-name="P1">mettre des icones pour les description, un plus gros</text:p>
      <text:p text:style-name="P1"/>
      <text:p text:style-name="P1">autopcompletion pour l’input</text:p>
      <text:p text:style-name="P1"/>
      <text:p text:style-name="P1">rajouter des images</text:p>
      <text:p text:style-name="P1"/>
      <text:p text:style-name="P1">pouvoir donner son avis </text:p>
      <text:p text:style-name="P1"/>
      <text:p text:style-name="P1">avoir la localisation de la personne sur le site pour proposer</text:p>
      <text:p text:style-name="P1"/>
      <text:p text:style-name="P1">rajouter une image sur la page d’acceuil (logo)</text:p>
      <text:p text:style-name="P1"/>
      <text:p text:style-name="P1">diagramme qui montre les acivités</text:p>
      <text:p text:style-name="P1"/>
      <text:p text:style-name="P1"/>
      <text:p text:style-name="P1">Manière de présenter :</text:p>
      <text:p text:style-name="P1"/>
      <text:p text:style-name="P1">- </text:p>
      <text:p text:style-name="P1"/>
      <text:p text:style-name="P1"/>
      <text:p text:style-name="P1"/>
      <text:p text:style-name="P1">Problemes à résoudre :</text:p>
      <text:p text:style-name="P1"/>
      <text:p text:style-name="P1">- clé d’API via</text:p>
      <text:p text:style-name="P1"/>
      <text:p text:style-name="P1"/>
      <text:p text:style-name="P1"/>
      <text:p text:style-name="P4">Avis clients :</text:p>
      <text:p text:style-name="P3"/>
      <text:p text:style-name="P3">- Mettre une petite map pour le coté visuel (design)</text:p>
      <text:p text:style-name="P3">- pouvoir reserver l0actuvité</text:p>
      <text:p text:style-name="P3">- auto complete</text:p>
      <text:p text:style-name="P3">- pouvoir choisir l’activité selon la durée de disponibilité</text:p>
      <text:p text:style-name="P3">- de pouvoir donner les prix</text:p>
      <text:p text:style-name="P3">- les avis des gens</text:p>
      <text:p text:style-name="P3">- l’age</text:p>
      <text:p text:style-name="P3">- activité individuel ou un group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6:03:56.740566645</meta:creation-date>
    <dc:date>2023-03-03T12:38:42.961004678</dc:date>
    <meta:editing-duration>P1DT23M36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25" meta:word-count="137" meta:character-count="770" meta:non-whitespace-character-count="654"/>
  </office:meta>
</office:document-meta>
</file>